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.645cm" fo:min-width="2.37cm" draw:shadow="visible" draw:shadow-offset-x="0.071cm" draw:shadow-offset-y="0.0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95cm" fo:min-width="0.396cm"/>
    </style:style>
    <style:style style:name="gr3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2.42cm" fo:padding-top="0.142cm" fo:padding-bottom="0.142cm" fo:padding-left="0.267cm" fo:padding-right="0.267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  <style:text-properties fo:font-size="26pt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26pt" fo:font-weight="bold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color="#000000" fo:font-size="26pt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26pt" fo:font-weight="bold" style:font-size-asian="24pt" style:font-size-complex="24pt"/>
    </style:style>
    <style:style style:name="T1" style:family="text">
      <style:text-properties fo:color="#ffffff" fo:font-weight="bold" style:font-size-asian="24pt" style:font-size-complex="24pt"/>
    </style:style>
    <style:style style:name="T2" style:family="text">
      <style:text-properties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7cm" svg:height="2.895cm" svg:x="0.152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64cm" svg:height="1.445cm" svg:x="0.069cm" svg:y="1.854cm">
          <draw:text-box>
            <text:p text:style-name="P2"><text:span text:style-name="T1">15&gt;</text:span></text:p>
          </draw:text-box>
        </draw:frame>
        <draw:line draw:style-name="gr3" draw:text-style-name="P4" draw:layer="layout" svg:x1="1.955cm" svg:y1="2.844cm" svg:x2="2.412cm" svg:y2="2.844cm">
          <text:p/>
        </draw:line>
        <draw:custom-shape draw:style-name="gr4" draw:text-style-name="P5" draw:layer="layout" svg:width="3.048cm" svg:height="0.965cm" svg:x="0.076cm" svg:y="0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3.11cm" svg:height="1.445cm" svg:x="0.039cm" svg:y="-0.061cm">
          <draw:text-box>
            <text:p text:style-name="P6"><text:span text:style-name="T2">TE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25T10:21:43.390502262</dc:date>
    <dc:creator>Gilles Mouchard</dc:creator>
    <meta:editing-duration>PT5H27M55S</meta:editing-duration>
    <meta:editing-cycles>15</meta:editing-cycles>
    <meta:generator>LibreOffice/6.1.5.2$Linux_X86_64 LibreOffice_project/10$Build-2</meta:generator>
    <meta:document-statistic meta:object-count="5"/>
  </office:meta>
</office:document-meta>
</file>